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9cm" draw:marker-end-width="0.439cm" draw:fill="solid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106cm" svg:stroke-color="#ff0000" draw:marker-start-width="0.359cm" draw:marker-end-width="0.359cm" draw:fill-color="#000000" draw:textarea-horizontal-align="justify" draw:textarea-vertical-align="middle" draw:auto-grow-height="false" fo:min-height="0.214cm" fo:min-width="1.102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494cm" svg:stroke-color="#000000" draw:marker-start-width="0.94cm" draw:marker-end-width="0.94cm" draw:fill-color="#ffffff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" style:family="graphic" style:parent-style-name="objectwithoutfill">
      <style:graphic-properties svg:stroke-width="0.423cm" svg:stroke-color="#7fff00" draw:marker-start-width="0.835cm" draw:marker-end-width="0.835cm" svg:stroke-opacity="60%" draw:fill="none" draw:textarea-vertical-align="middle" fo:padding-top="0.337cm" fo:padding-bottom="0.337cm" fo:padding-left="0.462cm" fo:padding-right="0.462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14cm" fo:min-width="0cm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11" style:family="graphic" style:parent-style-name="objectwithoutfill">
      <style:graphic-properties svg:stroke-width="0.423cm" svg:stroke-color="#ff0000" draw:marker-start-width="0.835cm" draw:marker-end-width="0.835cm" svg:stroke-opacity="100%" draw:fill="none" draw:textarea-vertical-align="middle" fo:padding-top="0.337cm" fo:padding-bottom="0.337cm" fo:padding-left="0.462cm" fo:padding-right="0.462cm"/>
    </style:style>
    <style:style style:name="gr12" style:family="graphic" style:parent-style-name="standard">
      <style:graphic-properties draw:stroke="solid"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35.309cm" fo:min-width="35.06cm"/>
    </style:style>
    <style:style style:name="gr14" style:family="graphic" style:parent-style-name="standard">
      <style:graphic-properties svg:stroke-width="0.159cm" svg:stroke-color="#000000" draw:marker-start-width="0.439cm" draw:marker-end-width="0.439cm" draw:fill="none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15" style:family="graphic" style:parent-style-name="standard">
      <style:graphic-properties svg:stroke-width="0.159cm" svg:stroke-color="#000000" draw:marker-start-width="0.439cm" draw:marker-end-width="0.439cm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16" style:family="graphic" style:parent-style-name="standard">
      <style:graphic-properties draw:stroke="none" draw:stroke-dash="_32__20_Dots_20_1_20_Dash" draw:fill-color="#ff0000" draw:opacity="100%" draw:textarea-horizontal-align="justify" draw:textarea-vertical-align="middle" draw:auto-grow-height="false" fo:min-height="35.309cm" fo:min-width="35.06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7.057cm" fo:min-width="13.054cm"/>
    </style:style>
    <style:style style:name="gr18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2.399cm" fo:min-width="12.149cm"/>
    </style:style>
    <style:style style:name="gr19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1.636cm" fo:min-width="11.387cm"/>
    </style:style>
    <style:style style:name="gr20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0.875cm" fo:min-width="10.625cm"/>
    </style:style>
    <style:style style:name="gr21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0.163cm" fo:min-width="9.914cm"/>
    </style:style>
    <style:style style:name="gr22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9.528cm" fo:min-width="9.279cm"/>
    </style:style>
    <style:style style:name="gr23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8.691cm" fo:min-width="8.441cm"/>
    </style:style>
    <style:style style:name="gr24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7.751cm" fo:min-width="7.501cm"/>
    </style:style>
    <style:style style:name="gr25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6.989cm" fo:min-width="6.739cm"/>
    </style:style>
    <style:style style:name="gr26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6.226cm" fo:min-width="5.977cm"/>
    </style:style>
    <style:style style:name="gr27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5.363cm" fo:min-width="5.113cm"/>
    </style:style>
    <style:style style:name="gr28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4.55cm" fo:min-width="4.301cm"/>
    </style:style>
    <style:style style:name="gr29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3.738cm" fo:min-width="3.488cm"/>
    </style:style>
    <style:style style:name="gr30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2.822cm" fo:min-width="2.573cm"/>
    </style:style>
    <style:style style:name="gr31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.958cm" fo:min-width="1.71cm"/>
    </style:style>
    <style:style style:name="gr32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.199cm" fo:min-width="0.948cm"/>
    </style:style>
    <style:style style:name="gr33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66cm" fo:min-width="0.007cm" fo:padding-top="0.151cm" fo:padding-bottom="0.151cm" fo:padding-left="0.276cm" fo:padding-right="0.276cm"/>
    </style:style>
    <style:style style:name="gr34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334cm" fo:min-width="0.085cm"/>
    </style:style>
    <style:style style:name="gr35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1.199cm" fo:min-width="0.948cm"/>
    </style:style>
    <style:style style:name="gr36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1.958cm" fo:min-width="1.71cm"/>
    </style:style>
    <style:style style:name="gr37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2.822cm" fo:min-width="2.573cm"/>
    </style:style>
    <style:style style:name="gr38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.738cm" fo:min-width="3.488cm"/>
    </style:style>
    <style:style style:name="gr39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4.55cm" fo:min-width="4.301cm"/>
    </style:style>
    <style:style style:name="gr40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5.363cm" fo:min-width="5.113cm"/>
    </style:style>
    <style:style style:name="gr41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6.226cm" fo:min-width="5.977cm"/>
    </style:style>
    <style:style style:name="gr42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6.989cm" fo:min-width="6.739cm"/>
    </style:style>
    <style:style style:name="gr43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7.751cm" fo:min-width="7.501cm"/>
    </style:style>
    <style:style style:name="gr44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8.691cm" fo:min-width="8.441cm"/>
    </style:style>
    <style:style style:name="gr45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9.528cm" fo:min-width="9.279cm"/>
    </style:style>
    <style:style style:name="gr46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10.163cm" fo:min-width="9.914cm"/>
    </style:style>
    <style:style style:name="gr47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5.309cm" fo:min-width="35.06cm"/>
    </style:style>
    <style:style style:name="gr48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0.875cm" fo:min-width="10.625cm"/>
    </style:style>
    <style:style style:name="gr49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5.311cm" fo:min-width="35.06cm"/>
    </style:style>
    <style:style style:name="gr5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1.636cm" fo:min-width="11.387cm"/>
    </style:style>
    <style:style style:name="gr51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2.399cm" fo:min-width="12.149cm"/>
    </style:style>
    <style:style style:name="gr52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5.31cm" fo:min-width="35.06cm"/>
    </style:style>
    <style:style style:name="gr53" style:family="graphic" style:parent-style-name="objectwithoutfill">
      <style:graphic-properties svg:stroke-width="0.423cm" svg:stroke-color="#ff0000" draw:marker-start-width="0.835cm" draw:marker-end-width="0.835cm" svg:stroke-opacity="60%" draw:fill="none" draw:textarea-vertical-align="middle" fo:padding-top="0.337cm" fo:padding-bottom="0.337cm" fo:padding-left="0.462cm" fo:padding-right="0.462cm"/>
    </style:style>
    <style:style style:name="gr54" style:family="graphic" style:parent-style-name="standard">
      <style:graphic-properties draw:stroke="solid" svg:stroke-width="0.494cm" svg:stroke-color="#000000" draw:marker-start-width="0.94cm" draw:marker-end-width="0.94cm" draw:fill-color="#ff0000" draw:opacity="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5" style:family="graphic" style:parent-style-name="standard">
      <style:graphic-properties draw:stroke="solid" svg:stroke-width="0.494cm" svg:stroke-color="#000000" draw:marker-start-width="0.94cm" draw:marker-end-width="0.94cm" draw:fill-color="#ff0000" draw:opacity="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6" style:family="graphic" style:parent-style-name="standard">
      <style:graphic-properties draw:stroke="solid" svg:stroke-width="0.494cm" svg:stroke-color="#000000" draw:marker-start-width="0.94cm" draw:marker-end-width="0.94cm" draw:fill-color="#ff0000" draw:opacity="14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7" style:family="graphic" style:parent-style-name="standard">
      <style:graphic-properties draw:stroke="solid" svg:stroke-width="0.494cm" svg:stroke-color="#000000" draw:marker-start-width="0.94cm" draw:marker-end-width="0.94cm" draw:fill-color="#ff0000" draw:opacity="2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8" style:family="graphic" style:parent-style-name="standard">
      <style:graphic-properties draw:stroke="solid" svg:stroke-width="0.494cm" svg:stroke-color="#000000" draw:marker-start-width="0.94cm" draw:marker-end-width="0.94cm" draw:fill-color="#ff0000" draw:opacity="2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9" style:family="graphic" style:parent-style-name="standard">
      <style:graphic-properties draw:stroke="solid" svg:stroke-width="0.494cm" svg:stroke-color="#000000" draw:marker-start-width="0.94cm" draw:marker-end-width="0.94cm" draw:fill-color="#ff0000" draw:opacity="3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0" style:family="graphic" style:parent-style-name="standard">
      <style:graphic-properties draw:stroke="solid" svg:stroke-width="0.494cm" svg:stroke-color="#000000" draw:marker-start-width="0.94cm" draw:marker-end-width="0.94cm" draw:fill-color="#ff0000" draw:opacity="3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1" style:family="graphic" style:parent-style-name="standard">
      <style:graphic-properties draw:stroke="solid" svg:stroke-width="0.494cm" svg:stroke-color="#000000" draw:marker-start-width="0.94cm" draw:marker-end-width="0.94cm" draw:fill-color="#ff0000" draw:opacity="4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2" style:family="graphic" style:parent-style-name="standard">
      <style:graphic-properties draw:stroke="solid" svg:stroke-width="0.494cm" svg:stroke-color="#000000" draw:marker-start-width="0.94cm" draw:marker-end-width="0.94cm" draw:fill-color="#ff0000" draw:opacity="6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0000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 draw:opacity="27%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0000" draw:opacity="100%"/>
      <style:paragraph-properties fo:text-align="center"/>
    </style:style>
    <style:style style:name="P10" style:family="paragraph">
      <loext:graphic-properties draw:fill-color="#ff0000" draw:opacity="100%"/>
      <style:paragraph-properties fo:text-align="center"/>
    </style:style>
    <style:style style:name="P11" style:family="paragraph">
      <loext:graphic-properties draw:fill="none" draw:fill-color="#ffffff" draw:opacity="100%"/>
      <style:paragraph-properties fo:text-align="center"/>
    </style:style>
    <style:style style:name="P12" style:family="paragraph">
      <loext:graphic-properties draw:fill-color="#ffffff" draw:opacity="100%"/>
      <style:paragraph-properties fo:text-align="center"/>
    </style:style>
    <style:style style:name="P13" style:family="paragraph">
      <loext:graphic-properties draw:fill-color="#ff0000" draw:opacity="70%"/>
      <style:paragraph-properties fo:text-align="center"/>
    </style:style>
    <style:style style:name="P14" style:family="paragraph">
      <loext:graphic-properties draw:fill-color="#ff0000" draw:opacity="60%"/>
      <style:paragraph-properties fo:text-align="center"/>
    </style:style>
    <style:style style:name="P15" style:family="paragraph">
      <loext:graphic-properties draw:fill-color="#ff0000" draw:opacity="50%"/>
      <style:paragraph-properties fo:text-align="center"/>
    </style:style>
    <style:style style:name="P16" style:family="paragraph">
      <loext:graphic-properties draw:fill-color="#ff0000" draw:opacity="45%"/>
      <style:paragraph-properties fo:text-align="center"/>
    </style:style>
    <style:style style:name="P17" style:family="paragraph">
      <loext:graphic-properties draw:fill-color="#ff0000" draw:opacity="40%"/>
      <style:paragraph-properties fo:text-align="center"/>
    </style:style>
    <style:style style:name="P18" style:family="paragraph">
      <loext:graphic-properties draw:fill-color="#ff0000" draw:opacity="2%"/>
      <style:paragraph-properties fo:text-align="center"/>
    </style:style>
    <style:style style:name="P19" style:family="paragraph">
      <loext:graphic-properties draw:fill-color="#ff0000" draw:opacity="8%"/>
      <style:paragraph-properties fo:text-align="center"/>
    </style:style>
    <style:style style:name="P20" style:family="paragraph">
      <loext:graphic-properties draw:fill-color="#ff0000" draw:opacity="14%"/>
      <style:paragraph-properties fo:text-align="center"/>
    </style:style>
    <style:style style:name="P21" style:family="paragraph">
      <loext:graphic-properties draw:fill-color="#ff0000" draw:opacity="20%"/>
      <style:paragraph-properties fo:text-align="center"/>
    </style:style>
    <style:style style:name="P22" style:family="paragraph">
      <loext:graphic-properties draw:fill-color="#ff0000" draw:opacity="26%"/>
      <style:paragraph-properties fo:text-align="center"/>
    </style:style>
    <style:style style:name="P23" style:family="paragraph">
      <loext:graphic-properties draw:fill-color="#ff0000" draw:opacity="32%"/>
      <style:paragraph-properties fo:text-align="center"/>
    </style:style>
    <style:style style:name="P24" style:family="paragraph">
      <loext:graphic-properties draw:fill-color="#ff0000" draw:opacity="38%"/>
      <style:paragraph-properties fo:text-align="center"/>
    </style:style>
    <style:style style:name="P25" style:family="paragraph">
      <loext:graphic-properties draw:fill-color="#ff0000" draw:opacity="46%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-0.508cm" svg:x2="10.008cm" svg:y2="-0.50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-0.102cm" svg:x2="10.007cm" svg:y2="-0.10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0.305cm" svg:x2="10.006cm" svg:y2="0.30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0.711cm" svg:x2="10.005cm" svg:y2="0.71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.118cm" svg:x2="10.004cm" svg:y2="1.11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.524cm" svg:x2="10.003cm" svg:y2="1.52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.93cm" svg:x2="10.002cm" svg:y2="1.9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2.337cm" svg:x2="10.001cm" svg:y2="2.33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2.743cm" svg:x2="10cm" svg:y2="2.74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3.15cm" svg:x2="9.999cm" svg:y2="3.1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3.556cm" svg:x2="9.998cm" svg:y2="3.5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3.962cm" svg:x2="9.997cm" svg:y2="3.9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4.369cm" svg:x2="9.996cm" svg:y2="4.36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4.775cm" svg:x2="9.995cm" svg:y2="4.77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5.182cm" svg:x2="9.994cm" svg:y2="5.18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5.588cm" svg:x2="9.993cm" svg:y2="5.58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5.994cm" svg:x2="9.992cm" svg:y2="5.99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6.401cm" svg:x2="9.991cm" svg:y2="6.40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6.807cm" svg:x2="9.99cm" svg:y2="6.80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7.214cm" svg:x2="9.989cm" svg:y2="7.21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7.62cm" svg:x2="9.988cm" svg:y2="7.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8.026cm" svg:x2="9.987cm" svg:y2="8.02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8.433cm" svg:x2="9.986cm" svg:y2="8.43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8.839cm" svg:x2="9.985cm" svg:y2="8.83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9.246cm" svg:x2="9.984cm" svg:y2="9.2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8cm" svg:y1="9.662cm" svg:x2="9.983cm" svg:y2="9.6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10.058cm" svg:x2="9.984cm" svg:y2="10.0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10.465cm" svg:x2="9.985cm" svg:y2="10.46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10.871cm" svg:x2="9.986cm" svg:y2="10.87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11.278cm" svg:x2="9.987cm" svg:y2="11.27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11.684cm" svg:x2="9.988cm" svg:y2="11.68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12.09cm" svg:x2="9.989cm" svg:y2="12.0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12.497cm" svg:x2="9.99cm" svg:y2="12.49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12.903cm" svg:x2="9.991cm" svg:y2="12.90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13.31cm" svg:x2="9.992cm" svg:y2="13.3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13.716cm" svg:x2="9.993cm" svg:y2="13.71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14.122cm" svg:x2="9.994cm" svg:y2="14.12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14.529cm" svg:x2="9.995cm" svg:y2="14.52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14.935cm" svg:x2="9.996cm" svg:y2="14.93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15.342cm" svg:x2="9.997cm" svg:y2="15.34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15.748cm" svg:x2="9.998cm" svg:y2="15.74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16.154cm" svg:x2="9.999cm" svg:y2="16.1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16.561cm" svg:x2="10cm" svg:y2="16.56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16.967cm" svg:x2="10.001cm" svg:y2="16.96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7.374cm" svg:x2="10.002cm" svg:y2="17.37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7.78cm" svg:x2="10.003cm" svg:y2="17.7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8.186cm" svg:x2="10.004cm" svg:y2="18.18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18.593cm" svg:x2="10.005cm" svg:y2="18.59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18.999cm" svg:x2="10.006cm" svg:y2="18.99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19.406cm" svg:x2="10.007cm" svg:y2="19.40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19.812cm" svg:x2="10.008cm" svg:y2="19.81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61cm" svg:y1="5.866cm" svg:x2="-0.61cm" svg:y2="13.46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203cm" svg:y1="5.865cm" svg:x2="-0.203cm" svg:y2="13.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203cm" svg:y1="5.864cm" svg:x2="0.203cm" svg:y2="13.45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61cm" svg:y1="5.863cm" svg:x2="0.61cm" svg:y2="13.4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016cm" svg:y1="5.862cm" svg:x2="1.016cm" svg:y2="13.45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422cm" svg:y1="5.861cm" svg:x2="1.422cm" svg:y2="13.4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829cm" svg:y1="5.86cm" svg:x2="1.829cm" svg:y2="13.45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235cm" svg:y1="5.859cm" svg:x2="2.235cm" svg:y2="13.4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642cm" svg:y1="5.858cm" svg:x2="2.642cm" svg:y2="13.45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048cm" svg:y1="5.857cm" svg:x2="3.048cm" svg:y2="13.45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454cm" svg:y1="5.856cm" svg:x2="3.454cm" svg:y2="13.45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861cm" svg:y1="5.855cm" svg:x2="3.861cm" svg:y2="13.4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265cm" svg:y1="5.854cm" svg:x2="4.265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672cm" svg:y1="5.853cm" svg:x2="4.672cm" svg:y2="13.44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078cm" svg:y1="5.852cm" svg:x2="5.078cm" svg:y2="13.44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484cm" svg:y1="5.851cm" svg:x2="5.484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892cm" svg:y1="5.85cm" svg:x2="5.892cm" svg:y2="13.4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6.297cm" svg:y1="5.841cm" svg:x2="6.297cm" svg:y2="13.43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6.703cm" svg:y1="5.849cm" svg:x2="6.703cm" svg:y2="13.4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635cm" svg:height="0.636cm" svg:x="5.866cm" svg:y="9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7.111cm" svg:y1="5.848cm" svg:x2="7.111cm" svg:y2="13.44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7.517cm" svg:y1="5.847cm" svg:x2="7.517cm" svg:y2="13.44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7.923cm" svg:y1="5.846cm" svg:x2="7.923cm" svg:y2="13.44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8.328cm" svg:y1="5.845cm" svg:x2="8.328cm" svg:y2="13.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8.736cm" svg:y1="5.844cm" svg:x2="8.736cm" svg:y2="13.43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9.142cm" svg:y1="5.843cm" svg:x2="9.142cm" svg:y2="13.43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9.548cm" svg:y1="5.842cm" svg:x2="9.548cm" svg:y2="13.43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9.955cm" svg:y1="5.851cm" svg:x2="9.955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line draw:style-name="gr11" draw:text-style-name="P6" draw:layer="layout" svg:x1="10.361cm" svg:y1="5.852cm" svg:x2="10.361cm" svg:y2="13.447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line draw:style-name="gr11" draw:text-style-name="P6" draw:layer="layout" svg:x1="10.767cm" svg:y1="5.85cm" svg:x2="10.767cm" svg:y2="13.445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line draw:style-name="gr11" draw:text-style-name="P6" draw:layer="layout" svg:x1="11.173cm" svg:y1="5.849cm" svg:x2="11.173cm" svg:y2="13.444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6.4cm -8.157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line draw:style-name="gr11" draw:text-style-name="P6" draw:layer="layout" svg:x1="11.579cm" svg:y1="5.85cm" svg:x2="11.579cm" svg:y2="13.445cm">
          <text:p/>
        </draw:lin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6.655cm -8.157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0" draw:layer="layout" svg:width="35.56cm" svg:height="35.559cm" draw:transform="rotate (-1.5707963267949) translate (46.909cm -8.157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7.163cm -8.157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7.416cm -8.157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8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7.671cm -8.156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7.925cm -8.155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8" draw:text-style-name="P10" draw:layer="layout" svg:width="12.649cm" svg:height="12.649cm" draw:transform="rotate (-1.5707963267949) translate (24.593cm 3.293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8.179cm -8.154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10" draw:layer="layout" svg:width="11.887cm" svg:height="11.886cm" draw:transform="rotate (-1.5707963267949) translate (24.284cm 3.674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8.432cm -8.153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10" draw:layer="layout" svg:width="11.125cm" svg:height="11.125cm" draw:transform="rotate (-1.5707963267949) translate (23.882cm 4.055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8.686cm -8.152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1" draw:text-style-name="P10" draw:layer="layout" svg:width="10.414cm" svg:height="10.413cm" draw:transform="rotate (-1.5707963267949) translate (23.616cm 4.417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8.941cm -8.151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9.779cm" svg:height="9.778cm" draw:transform="rotate (-1.5707963267949) translate (23.376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8.941cm" svg:height="8.941cm" draw:transform="rotate (-1.5707963267949) translate (22.935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8.001cm" svg:height="8.001cm" draw:transform="rotate (-1.5707963267949) translate (22.429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7.239cm" svg:height="7.239cm" draw:transform="rotate (-1.5707963267949) translate (22.048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6.477cm" svg:height="6.476cm" draw:transform="rotate (-1.5707963267949) translate (21.746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5.613cm" svg:height="5.613cm" draw:transform="rotate (-1.5707963267949) translate (21.234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0" draw:layer="layout" svg:width="4.801cm" svg:height="4.8cm" draw:transform="rotate (-1.5707963267949) translate (20.882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draw:layer="layout" svg:width="3.988cm" svg:height="3.988cm" draw:transform="rotate (-1.5707963267949) translate (20.454cm 7.59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3.073cm" svg:height="3.072cm" draw:transform="rotate (-1.5707963267949) translate (19.941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2.21cm" svg:height="2.208cm" draw:transform="rotate (-1.5707963267949) translate (19.488cm 8.479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2" draw:text-style-name="P10" draw:layer="layout" svg:width="1.448cm" svg:height="1.449cm" draw:transform="rotate (-1.5707963267949) translate (19.127cm 8.861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0" draw:layer="layout" svg:width="0.585cm" svg:height="0.584cm" svg:x="18.089cm" svg:y="9.2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5" draw:text-style-name="P13" draw:layer="layout" svg:width="1.448cm" svg:height="1.449cm" draw:transform="rotate (-1.5707963267949) translate (18.924cm 8.861cm)">
          <text:p/>
          <draw:enhanced-geometry svg:viewBox="0 0 21600 21600" draw:mirror-horizontal="fals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4" draw:layer="layout" svg:width="2.21cm" svg:height="2.208cm" draw:transform="rotate (-1.5707963267949) translate (19.328cm 8.48cm)">
          <text:p/>
          <draw:enhanced-geometry svg:viewBox="0 0 21600 21600" draw:mirror-horizontal="fals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4" draw:layer="layout" svg:width="3.073cm" svg:height="3.072cm" draw:transform="rotate (-1.5707963267949) translate (19.742cm 8.047cm)">
          <text:p/>
          <draw:enhanced-geometry svg:viewBox="0 0 21600 21600" draw:mirror-horizontal="fals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4" draw:layer="layout" svg:width="3.988cm" svg:height="3.988cm" draw:transform="rotate (-1.5707963267949) translate (20.154cm 7.59cm)">
          <text:p/>
          <draw:enhanced-geometry svg:viewBox="0 0 21600 21600" draw:mirror-horizontal="fals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4.801cm" svg:height="4.8cm" draw:transform="rotate (-1.5707963267949) translate (20.548cm 7.183cm)">
          <text:p/>
          <draw:enhanced-geometry svg:viewBox="0 0 21600 21600" draw:mirror-horizontal="fals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4" draw:layer="layout" svg:width="5.613cm" svg:height="5.613cm" draw:transform="rotate (-1.5707963267949) translate (20.955cm 6.777cm)">
          <text:p/>
          <draw:enhanced-geometry svg:viewBox="0 0 21600 21600" draw:mirror-horizontal="fals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4" draw:layer="layout" svg:width="6.477cm" svg:height="6.476cm" draw:transform="rotate (-1.5707963267949) translate (21.36cm 6.345cm)">
          <text:p/>
          <draw:enhanced-geometry svg:viewBox="0 0 21600 21600" draw:mirror-horizontal="fals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4" draw:layer="layout" svg:width="7.239cm" svg:height="7.239cm" draw:transform="rotate (-1.5707963267949) translate (21.765cm 5.964cm)">
          <text:p/>
          <draw:enhanced-geometry svg:viewBox="0 0 21600 21600" draw:mirror-horizontal="false" draw:mirror-vertical="fals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5" draw:layer="layout" svg:width="8.001cm" svg:height="8.001cm" draw:transform="rotate (-1.5707963267949) translate (22.174cm 5.583cm)">
          <text:p/>
          <draw:enhanced-geometry svg:viewBox="0 0 21600 21600" draw:mirror-horizontal="fals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5" draw:layer="layout" svg:width="8.941cm" svg:height="8.941cm" draw:transform="rotate (-1.5707963267949) translate (22.581cm 5.13cm)">
          <text:p/>
          <draw:enhanced-geometry svg:viewBox="0 0 21600 21600" draw:mirror-horizontal="fals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5" draw:layer="layout" svg:width="9.779cm" svg:height="9.778cm" draw:transform="rotate (-1.5707963267949) translate (23.011cm 4.715cm)">
          <text:p/>
          <draw:enhanced-geometry svg:viewBox="0 0 21600 21600" draw:mirror-horizontal="fals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6" draw:text-style-name="P16" draw:layer="layout" svg:width="10.414cm" svg:height="10.413cm" draw:transform="rotate (-1.5707963267949) translate (23.267cm 4.418cm)">
          <text:p/>
          <draw:enhanced-geometry svg:viewBox="0 0 21600 21600" draw:mirror-horizontal="fals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4" draw:layer="layout" svg:width="35.56cm" svg:height="35.559cm" draw:transform="rotate (-1.5707963267949) translate (23.138cm -8.149cm)">
          <text:p/>
          <draw:enhanced-geometry svg:viewBox="0 0 21600 21600" draw:mirror-horizontal="false" draw:type="block-arc" draw:modifiers="-94.6285975057538 10647.028846918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8" draw:text-style-name="P17" draw:layer="layout" svg:width="11.125cm" svg:height="11.125cm" draw:transform="rotate (-1.5707963267949) translate (23.698cm 4.055cm)">
          <text:p/>
          <draw:enhanced-geometry svg:viewBox="0 0 21600 21600" draw:mirror-horizontal="fals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4" draw:layer="layout" svg:width="35.56cm" svg:height="35.561cm" draw:transform="rotate (-1.5707963267949) translate (23.408cm -8.146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50" draw:text-style-name="P17" draw:layer="layout" svg:width="11.887cm" svg:height="11.886cm" draw:transform="rotate (-1.5707963267949) translate (24.085cm 3.674cm)">
          <text:p/>
          <draw:enhanced-geometry svg:viewBox="0 0 21600 21600" draw:mirror-horizontal="fals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4" draw:layer="layout" svg:width="35.56cm" svg:height="35.561cm" draw:transform="rotate (-1.5707963267949) translate (23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5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51" draw:text-style-name="P17" draw:layer="layout" svg:width="12.649cm" svg:height="12.649cm" draw:transform="rotate (-1.5707963267949) translate (24.562cm 3.293cm)">
          <text:p/>
          <draw:enhanced-geometry svg:viewBox="0 0 21600 21600" draw:mirror-horizontal="fals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4" draw:layer="layout" svg:width="35.56cm" svg:height="35.561cm" draw:transform="rotate (-1.5707963267949) translate (23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35.56cm" svg:height="35.561cm" draw:transform="rotate (-1.5707963267949) translate (24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35.56cm" svg:height="35.561cm" draw:transform="rotate (-1.5707963267949) translate (24.424cm -8.144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35.56cm" svg:height="35.561cm" draw:transform="rotate (-1.5707963267949) translate (24.679cm -8.144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35.56cm" svg:height="35.561cm" draw:transform="rotate (-1.5707963267949) translate (24.932cm -8.144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4" draw:layer="layout" svg:width="35.56cm" svg:height="35.56cm" draw:transform="rotate (-1.5707963267949) translate (25.185cm -8.144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53" draw:text-style-name="P6" draw:layer="layout" svg:x1="25.042cm" svg:y1="5.856cm" svg:x2="25.042cm" svg:y2="13.451cm">
          <text:p/>
        </draw:lin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4" draw:layer="layout" svg:width="35.56cm" svg:height="35.56cm" draw:transform="rotate (-1.5707963267949) translate (25.44cm -8.144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53" draw:text-style-name="P6" draw:layer="layout" svg:x1="25.442cm" svg:y1="5.855cm" svg:x2="25.442cm" svg:y2="13.45cm">
          <text:p/>
        </draw:lin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35.56cm" svg:height="35.561cm" draw:transform="rotate (-1.5707963267949) translate (25.694cm -8.144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53" draw:text-style-name="P6" draw:layer="layout" svg:x1="25.842cm" svg:y1="5.854cm" svg:x2="25.842cm" svg:y2="13.449cm">
          <text:p/>
        </draw:lin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6.242cm" svg:y1="5.855cm" svg:x2="26.242cm" svg:y2="13.4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6.67cm" svg:y1="5.856cm" svg:x2="26.67cm" svg:y2="13.45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7.051cm" svg:y1="5.857cm" svg:x2="27.051cm" svg:y2="13.45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7.483cm" svg:y1="5.865cm" svg:x2="27.483cm" svg:y2="13.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7.864cm" svg:y1="5.864cm" svg:x2="27.864cm" svg:y2="13.45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8.321cm" svg:y1="5.863cm" svg:x2="28.321cm" svg:y2="13.4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8.683cm" svg:y1="5.862cm" svg:x2="28.683cm" svg:y2="13.45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9.083cm" svg:y1="5.861cm" svg:x2="29.083cm" svg:y2="13.4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9.505cm" svg:y1="5.86cm" svg:x2="29.505cm" svg:y2="13.45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30.005cm" svg:y1="5.859cm" svg:x2="30.005cm" svg:y2="13.4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office:forms form:automatic-focus="false" form:apply-design-mode="false"/>
        <draw:custom-shape draw:style-name="gr54" draw:text-style-name="P18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3" draw:text-style-name="P6" draw:layer="layout" svg:x1="30.505cm" svg:y1="5.858cm" svg:x2="30.505cm" svg:y2="13.45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office:forms form:automatic-focus="false" form:apply-design-mode="false"/>
        <draw:custom-shape draw:style-name="gr54" draw:text-style-name="P18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office:forms form:automatic-focus="false" form:apply-design-mode="false"/>
        <draw:custom-shape draw:style-name="gr55" draw:text-style-name="P19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office:forms form:automatic-focus="false" form:apply-design-mode="false"/>
        <draw:custom-shape draw:style-name="gr56" draw:text-style-name="P20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office:forms form:automatic-focus="false" form:apply-design-mode="false"/>
        <draw:custom-shape draw:style-name="gr57" draw:text-style-name="P21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office:forms form:automatic-focus="false" form:apply-design-mode="false"/>
        <draw:custom-shape draw:style-name="gr58" draw:text-style-name="P22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office:forms form:automatic-focus="false" form:apply-design-mode="false"/>
        <draw:custom-shape draw:style-name="gr59" draw:text-style-name="P23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office:forms form:automatic-focus="false" form:apply-design-mode="false"/>
        <draw:custom-shape draw:style-name="gr60" draw:text-style-name="P2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office:forms form:automatic-focus="false" form:apply-design-mode="false"/>
        <draw:custom-shape draw:style-name="gr61" draw:text-style-name="P2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office:forms form:automatic-focus="false" form:apply-design-mode="false"/>
        <draw:custom-shape draw:style-name="gr62" draw:text-style-name="P1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3cm" fo:page-height="19.3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87cm" svg:x="1cm" svg:y="3.485cm"/>
      <draw:page-thumbnail draw:layer="backgroundobjects" svg:width="9.294cm" svg:height="4.87cm" svg:x="1cm" svg:y="11.533cm"/>
      <draw:page-thumbnail draw:layer="backgroundobjects" svg:width="9.294cm" svg:height="4.87cm" svg:x="1cm" svg:y="19.581cm"/>
      <draw:page-thumbnail draw:layer="backgroundobjects" svg:width="9.294cm" svg:height="4.87cm" svg:x="11.295cm" svg:y="3.485cm"/>
      <draw:page-thumbnail draw:layer="backgroundobjects" svg:width="9.294cm" svg:height="4.87cm" svg:x="11.295cm" svg:y="11.533cm"/>
      <draw:page-thumbnail draw:layer="backgroundobjects" svg:width="9.294cm" svg:height="4.87cm" svg:x="11.295cm" svg:y="19.581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3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39:18.339000000</meta:creation-date>
    <dc:date>2017-11-02T17:40:45.787000000</dc:date>
    <meta:editing-duration>PT16H15M18S</meta:editing-duration>
    <meta:editing-cycles>354</meta:editing-cycles>
    <meta:generator>LibreOffice/5.3.1.2$Windows_X86_64 LibreOffice_project/e80a0e0fd1875e1696614d24c32df0f95f03deb2</meta:generator>
    <meta:document-statistic meta:object-count="1568"/>
  </office:meta>
</office:document-meta>
</file>